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19410FFCEC1CF46A173.png" manifest:media-type="image/png"/>
  <manifest:file-entry manifest:full-path="Pictures/10000001000003C8000002B0BA0BA6B2A61EDE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1d46bc" officeooo:paragraph-rsid="001d46bc" style:font-size-asian="18.3500003814697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draw:frame draw:style-name="fr1" draw:name="Image1" text:anchor-type="char" svg:x="0cm" svg:y="2.302cm" svg:width="17cm" svg:height="12.083cm" draw:z-index="0"><draw:image xlink:href="Pictures/10000001000003C8000002B0BA0BA6B2A61EDE52.png" xlink:type="simple" xlink:show="embed" xlink:actuate="onLoad" draw:mime-type="image/png"/></draw:frame><draw:frame draw:style-name="fr1" draw:name="Image2" text:anchor-type="char" svg:x="-0.079cm" svg:y="15.187cm" svg:width="17cm" svg:height="9.331cm" draw:z-index="1"><draw:image xlink:href="Pictures/10000001000002E00000019410FFCEC1CF46A173.png" xlink:type="simple" xlink:show="embed" xlink:actuate="onLoad" draw:mime-type="image/png"/></draw:frame>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5:21:33.497633838</meta:creation-date>
    <dc:date>2023-10-24T15:24:28.166450731</dc:date>
    <meta:editing-duration>PT3M2S</meta:editing-duration>
    <meta:editing-cycles>1</meta:editing-cycles>
    <meta:document-statistic meta:table-count="0" meta:image-count="2" meta:object-count="0" meta:page-count="1" meta:paragraph-count="1" meta:word-count="2" meta:character-count="12" meta:non-whitespace-character-count="11"/>
    <meta:generator>LibreOffice/7.3.7.2$Linux_X86_64 LibreOffice_project/30$Build-2</meta:generator>
  </office:meta>
</office:document-meta>
</file>